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nux Biolinum Keyboard 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ffice Suite Documents and Git Version Control</text:h>
      <text:p text:style-name="Standard"/>
      <text:p text:style-name="Standard"><text:a xlink:type="simple" xlink:href="https://git-scm.com/book/en/v2" text:style-name="Internet_20_link" text:visited-style-name="Visited_20_Internet_20_Link">Git</text:a> is a distributed version control system designed by Linus Torvald to track changes to the source code (predominantly <text:a xlink:type="simple" xlink:href="https://en.wikipedia.org/wiki/C_(programming_language)" text:style-name="Internet_20_link" text:visited-style-name="Visited_20_Internet_20_Link">C</text:a>). Since these files are plain text generally written with one statement per line, the natural way to track changes is <text:span text:style-name="T1">one line</text:span>, i.e., everything you type up until you press <text:span text:style-name="T2">Enter</text:span>.</text:p>
      <text:p text:style-name="Standard"/>
      <text:p text:style-name="Standard">Office suites (Microsoft, Google, Corel, OpenOffice, LibreOffice) are neither source code nor plain text. Modern office documents are structured collections of objects, typically organized as XML stanzas using plain text (<text:a xlink:type="simple" xlink:href="https://en.wikipedia.org/wiki/ASCII" text:style-name="Internet_20_link" text:visited-style-name="Visited_20_Internet_20_Link">ASCII</text:a> or <text:a xlink:type="simple" xlink:href="https://en.wikipedia.org/wiki/UTF-8" text:style-name="Internet_20_link" text:visited-style-name="Visited_20_Internet_20_Link">Unicode</text:a>) for headings and metadata, with the text, images, tables, links, and data that you type, paste, and compute stored as binary blobs generated from an often-proprietary encoding.</text:p>
      <text:p text:style-name="Standard"/>
      <text:p text:style-name="Standard">Practically speaking, this means that although you can use Git to track changes in your Word documents (<text:span text:style-name="T1">et cetera</text:span>), it will not be efficient: every time you change a character, Git sees it as a change to the entire binary blob (which contains no line-endings inside). To track the change, Git stores the <text:span text:style-name="T1">entire blob</text:span>, even if only one single character was changed in the office software.</text:p>
      <text:p text:style-name="Standard"/>
      <text:p text:style-name="Standard">The purpose of this repository is to test and interrogate this as an educational too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09:35:22.101790867</meta:creation-date>
    <dc:date>2022-01-28T09:41:21.185108832</dc:date>
    <meta:editing-duration>PT5M59S</meta:editing-duration>
    <meta:editing-cycles>1</meta:editing-cycles>
    <meta:document-statistic meta:table-count="0" meta:image-count="0" meta:object-count="0" meta:page-count="1" meta:paragraph-count="5" meta:word-count="200" meta:character-count="1236" meta:non-whitespace-character-count="1041"/>
    <meta:generator>LibreOffice/7.0.4.2$Linux_X86_64 LibreOffice_project/00$Build-2</meta:generator>
  </office:meta>
</office:document-meta>
</file>